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 fo:font-size="18pt" style:font-size-asian="18pt" style:font-size-complex="18pt"/>
    </style:style>
    <style:style style:name="P4" style:family="paragraph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Courier New'" style:font-family-generic="modern" style:font-pitch="fixed" fo:font-size="18pt" style:font-size-asian="18pt" style:font-size-complex="18pt"/>
    </style:style>
    <style:style style:name="T4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dcat - Overview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Jeremy Erickson</text:span></text:p>
            <text:p><text:span text:style-name="T1">11/25/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nc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edulability tests</text:p>
                <text:list>
                  <text:list-item>
                    <text:p>Does both HRT schedulability and (for GEL schedulers) tardiness bound computation.</text:p>
                  </text:list-item>
                </text:list>
              </text:list-item>
              <text:list-item>
                <text:p>Partitioning heuristics</text:p>
              </text:list-item>
              <text:list-item>
                <text:p>Blocking term analysis</text:p>
              </text:list-item>
              <text:list-item>
                <text:p>Overhead accounting</text:p>
              </text:list-item>
              <text:list-item>
                <text:p>Task set generalization &amp; serialization</text:p>
              </text:list-item>
              <text:list-item>
                <text:p>(List from README.m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y of the La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chedcat – Main directory</text:p>
                <text:list>
                  <text:list-item>
                    <text:p><text:span text:style-name="T2">native</text:span> – C++ versions of several of the tests. <text:s/>Many have both Python and native C++ versions, and automatically use the faster C++ version when possible.</text:p>
                    <text:list>
                      <text:list-item>
                        <text:p>SWIG does interfacing between C++ and Python.</text:p>
                      </text:list-item>
                    </text:list>
                  </text:list-item>
                  <text:list-item>
                    <text:p><text:span text:style-name="T2">schedcat</text:span> – Python versions. <text:s/>The bulk of schedcat is in here.</text:p>
                  </text:list-item>
                  <text:list-item>
                    <text:p>tests – Unit tes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 Model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el/</text:p>
              </text:list-item>
              <text:list-item>
                <text:p>The basic periodic/sporadic task model stuf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ability and Tardiness Bound Test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ched/</text:p>
              </text:list-item>
              <text:list-item>
                <text:p>Variety of schedulability tests.</text:p>
              </text:list-item>
              <text:list-item>
                <text:p>Lots to explore he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tiliti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til/</text:p>
              </text:list-item>
              <text:list-item>
                <text:p>Miscellaneous functions used elsewhere.</text:p>
              </text:list-item>
              <text:list-item>
                <text:p>Rarely need to use it directly, except in a few cases. <text:s/>One is illustrated in an example la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im/</text:p>
              </text:list-item>
              <text:list-item>
                <text:p>Simulate actual execution of task sets.</text:p>
              </text:list-item>
              <text:list-item>
                <text:p>I've never actually used this one in my own work, so I'm not particularly familiar with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 Set Generat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enerator/</text:p>
              </text:list-item>
              <text:list-item>
                <text:p>Can generate task sets for experiments.</text:p>
              </text:list-item>
              <text:list-item>
                <text:p>Supports the types of distributions we normally use in our papers for schedulability experiments.</text:p>
              </text:list-item>
              <text:list-item>
                <text:p>Use with model/serialize to put these task sets in fi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</text:p>
          </draw:text-box>
        </draw:frame>
        <draw:frame presentation:style-name="pr7" draw:text-style-name="P3" draw:layer="layout" svg:width="25.199cm" svg:height="16.256cm" svg:x="1.4cm" svg:y="3.302cm" presentation:class="outline" presentation:user-transformed="true">
          <draw:text-box>
            <text:p><text:span text:style-name="T3">#Necessary includes and stuff</text:span><text:span text:style-name="T3"><text:line-break/></text:span><text:span text:style-name="T3"><text:line-break/></text:span><text:span text:style-name="T3">from schedcat.model.serialize import write</text:span><text:span text:style-name="T3"><text:line-break/></text:span><text:span text:style-name="T3">from schedcat.generator.tasksets import mkgen, \</text:span><text:span text:style-name="T3"><text:line-break/></text:span><text:span text:style-name="T3"> <text:s text:c="39"/>NAMED_UTILIZATIONS, \</text:span><text:span text:style-name="T3"><text:line-break/></text:span><text:span text:style-name="T3"> <text:s text:c="39"/>NAMED_PERIODS</text:span><text:span text:style-name="T3"><text:line-break/></text:span><text:span text:style-name="T3">from schedcat.util.time import ms2us</text:span><text:span text:style-name="T3"><text:line-break/></text:span><text:span text:style-name="T3">import schedcat.model.resources as resources</text:span><text:span text:style-name="T3"><text:line-break/></text:span><text:span text:style-name="T3">import os</text:span><text:span text:style-name="T3"><text:line-break/></text:span><text:span text:style-name="T3">import random</text:span><text:span text:style-name="T3"><text:line-break/></text:span><text:span text:style-name="T3"><text:line-break/></text:span><text:span text:style-name="T4">CSLENGTH = { 'short' <text:s/>: lambda: random.randint(1, <text:s text:c="2"/>15),</text:span><text:span text:style-name="T4"><text:line-break/></text:span><text:span text:style-name="T4"> <text:s text:c="12"/>'medium' : lambda: random.randint(1, <text:s/>100),</text:span><text:span text:style-name="T4"><text:line-break/></text:span><text:span text:style-name="T4"> <text:s text:c="12"/>'long' <text:s text:c="2"/>: lambda: random.randint(5, 1280), }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5.798cm" svg:x="1.4cm" svg:y="3.506cm" presentation:class="outline" presentation:user-transformed="true">
          <draw:text-box>
            <text:p><text:span text:style-name="T3">def generate_taskset_files(util_name, period_name, cap, number):</text:span><text:span text:style-name="T3"><text:line-break/></text:span><text:span text:style-name="T3"> <text:s text:c="3"/>generator = mkgen(NAMED_UTILIZATIONS[util_name],</text:span><text:span text:style-name="T3"><text:line-break/></text:span><text:span text:style-name="T3"> <text:s text:c="21"/>NAMED_PERIODS[period_name])</text:span><text:span text:style-name="T3"><text:line-break/></text:span><text:span text:style-name="T3"> <text:s text:c="3"/>generated_sets = []</text:span><text:span text:style-name="T3"><text:line-break/></text:span><text:span text:style-name="T3"> <text:s text:c="3"/>for i in range(number):</text:span><text:span text:style-name="T3"><text:line-break/></text:span><text:span text:style-name="T3"> <text:s text:c="7"/>taskset = generator(max_util=cap, time_conversion=ms2us)</text:span><text:span text:style-name="T3"><text:line-break/></text:span><text:span text:style-name="T3"> <text:s text:c="7"/>filename = "{0}_{1}_{2}_{3}".format(util_name,</text:span><text:span text:style-name="T3"><text:line-break/></text:span><text:span text:style-name="T3"> <text:s text:c="43"/>period_name, cap, i)</text:span><text:span text:style-name="T3"><text:line-break/></text:span><text:span text:style-name="T3"> <text:s text:c="7"/>write(taskset, filename)</text:span><text:span text:style-name="T3"><text:line-break/></text:span><text:span text:style-name="T3"> <text:s text:c="7"/>generated_sets.append(filename)</text:span><text:span text:style-name="T3"><text:line-break/></text:span><text:span text:style-name="T3"> <text:s text:c="3"/>return generated_s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5.798cm" svg:x="1.4cm" svg:y="3.506cm" presentation:class="outline" presentation:user-transformed="true">
          <draw:text-box>
            <text:p><text:span text:style-name="T4">def generate_lock_taskset_files(util_name, period_name, cap,</text:span><text:span text:style-name="T4"><text:line-break/></text:span><text:span text:style-name="T4"> <text:s text:c="31"/>cslength, nres, pacc, number):</text:span><text:span text:style-name="T4"><text:line-break/></text:span><text:span text:style-name="T4"> <text:s text:c="3"/>generator = mkgen(NAMED_UTILIZATIONS[util_name],</text:span><text:span text:style-name="T4"><text:line-break/></text:span><text:span text:style-name="T4"> <text:s text:c="21"/>NAMED_PERIODS[period_name])</text:span><text:span text:style-name="T4"><text:line-break/></text:span><text:span text:style-name="T4"> <text:s text:c="3"/>generated_sets = []</text:span><text:span text:style-name="T4"><text:line-break/></text:span><text:span text:style-name="T4"> <text:s text:c="3"/>for i in range(number):</text:span><text:span text:style-name="T4"><text:line-break/></text:span><text:span text:style-name="T4"> <text:s text:c="7"/>taskset = generator(max_util=cap, time_conversion=ms2us)</text:span><text:span text:style-name="T4"><text:line-break/></text:span><text:span text:style-name="T4"> <text:s text:c="7"/>resources.initialize_resource_model(taskset)</text:span><text:span text:style-name="T4"><text:line-break/></text:span><text:span text:style-name="T4"> <text:s text:c="7"/>for task in taskset:</text:span><text:span text:style-name="T4"><text:line-break/></text:span><text:span text:style-name="T4"> <text:s text:c="11"/>for res_id in range(nres):</text:span><text:span text:style-name="T4"><text:line-break/></text:span><text:span text:style-name="T4"> <text:s text:c="15"/>if random.random() &lt; pacc:</text:span><text:span text:style-name="T4"><text:line-break/></text:span><text:span text:style-name="T4"> <text:s text:c="19"/>nreqs = random.randint(1, 5)</text:span><text:span text:style-name="T4"><text:line-break/></text:span><text:span text:style-name="T4"> <text:s text:c="19"/>length = CSLENGTH[cslength]</text:span><text:span text:style-name="T4"><text:line-break/></text:span><text:span text:style-name="T4"> <text:s text:c="19"/>for j in range(nreqs):</text:span><text:span text:style-name="T4"><text:line-break/></text:span><text:span text:style-name="T4"> <text:s text:c="22"/>task.resmodel[res_id].add_request(length())</text:span><text:span text:style-name="T4"><text:line-break/></text:span><text:span text:style-name="T4"> <text:s text:c="7"/>filename = "{0}_{1}_{2}_{3}_{4}_{5}_{6}".format(</text:span><text:span text:style-name="T4"><text:line-break/></text:span><text:span text:style-name="T4"> <text:s text:c="15"/>util_name, period_name, cap, cslength, nres, pacc,</text:span><text:span text:style-name="T4"><text:line-break/></text:span><text:span text:style-name="T4"> <text:s text:c="15"/>i)</text:span><text:span text:style-name="T4"><text:line-break/></text:span><text:span text:style-name="T4"> <text:s text:c="7"/>write(taskset, filename)</text:span><text:span text:style-name="T4"><text:line-break/></text:span><text:span text:style-name="T4"> <text:s text:c="7"/>generated_sets.append(filename)</text:span><text:span text:style-name="T4"><text:line-break/></text:span><text:span text:style-name="T4"> <text:s text:c="3"/>return generated_s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in Packing Heuristic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mapping/</text:p>
              </text:list-item>
              <text:list-item>
                <text:p>Bin packing heuristics can be used to partition tasks into either single-CPU partitions or multi-CPU clust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</text:p>
          </draw:text-box>
        </draw:frame>
        <draw:frame presentation:style-name="pr7" draw:text-style-name="P3" draw:layer="layout" svg:width="25.199cm" svg:height="16.256cm" svg:x="1.4cm" svg:y="3.302cm" presentation:class="outline" presentation:user-transformed="true">
          <draw:text-box>
            <text:p><text:span text:style-name="T3">#Necessary includes and stuff</text:span><text:span text:style-name="T3"><text:line-break/></text:span><text:span text:style-name="T3"><text:line-break/></text:span><text:span text:style-name="T3">from schedcat.mapping.rollback import Bin, WorstFit</text:span><text:span text:style-name="T3"><text:line-break/></text:span><text:span text:style-name="T3">from schedcat.model.tasks import SporadicTask, TaskSys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6.814cm" svg:x="1.4cm" svg:y="3.506cm" presentation:class="outline" presentation:user-transformed="true">
          <draw:text-box>
            <text:p><text:span text:style-name="T4">def partition_tasks(cluster_size, clusters, dedicated_irq,</text:span><text:span text:style-name="T4"><text:line-break/></text:span><text:span text:style-name="T4"> <text:s text:c="19"/>taskset):</text:span><text:span text:style-name="T4"><text:line-break/></text:span><text:span text:style-name="T4"> <text:s text:c="3"/>first_cap = cluster_size – 1 if dedicated_irq \</text:span><text:span text:style-name="T4"><text:line-break/></text:span><text:span text:style-name="T4"> <text:s text:c="15"/>else cluster_size</text:span><text:span text:style-name="T4"><text:line-break/></text:span><text:span text:style-name="T4"> <text:s text:c="3"/>first_bin = Bin(size=SporadicTask.utilization,</text:span><text:span text:style-name="T4"><text:line-break/></text:span><text:span text:style-name="T4"> <text:s text:c="19"/>capacity=first_cap)</text:span><text:span text:style-name="T4"><text:line-break/></text:span><text:span text:style-name="T4"> <text:s text:c="3"/>other_bins = [Bin(size=SporadicTask.utilization,</text:span><text:span text:style-name="T4"><text:line-break/></text:span><text:span text:style-name="T4"> <text:s text:c="21"/>capacity=cluster_size)</text:span><text:span text:style-name="T4"><text:line-break/></text:span><text:span text:style-name="T4"> <text:s text:c="17"/>for _ in xrange(1, clusters)]</text:span><text:span text:style-name="T4"><text:line-break/></text:span><text:span text:style-name="T4"> <text:s text:c="3"/>heuristic = WorstFit(initial_bins=[first_bin] + other_bins)</text:span><text:span text:style-name="T4"><text:line-break/></text:span><text:span text:style-name="T4"> <text:s text:c="3"/>heuristic.binpack(taskset)</text:span><text:span text:style-name="T4"><text:line-break/></text:span><text:span text:style-name="T4"> <text:s text:c="3"/>if not (heuristic.misfits):</text:span><text:span text:style-name="T4"><text:line-break/></text:span><text:span text:style-name="T4"> <text:s text:c="7"/>clusts = [TaskSystem(b.items) for b in heuristic.bins]</text:span><text:span text:style-name="T4"><text:line-break/></text:span><text:span text:style-name="T4"> <text:s text:c="7"/>for i, c in enumerate(clusts):</text:span><text:span text:style-name="T4"><text:line-break/></text:span><text:span text:style-name="T4"> <text:s text:c="11"/>if i == 0 and dedicated_irq:</text:span><text:span text:style-name="T4"><text:line-break/></text:span><text:span text:style-name="T4"> <text:s text:c="15"/>c.cpus = cluster_size – 1</text:span><text:span text:style-name="T4"><text:line-break/></text:span><text:span text:style-name="T4"> <text:s text:c="11"/>else:</text:span><text:span text:style-name="T4"><text:line-break/></text:span><text:span text:style-name="T4"> <text:s text:c="15"/>c.cpus = cluster_size</text:span><text:span text:style-name="T4"><text:line-break/></text:span><text:span text:style-name="T4"> <text:s text:c="11"/>for task in c:</text:span><text:span text:style-name="T4"><text:line-break/></text:span><text:span text:style-name="T4"> <text:s text:c="15"/>task.partition = i</text:span><text:span text:style-name="T4"><text:line-break/></text:span><text:span text:style-name="T4"> <text:s text:c="7"/>return [c for c in clusts if len(c) &gt; 0]</text:span><text:span text:style-name="T4"><text:line-break/></text:span><text:span text:style-name="T4"> <text:s text:c="3"/>else:</text:span><text:span text:style-name="T4"><text:line-break/></text:span><text:span text:style-name="T4"> <text:s text:c="7"/>return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verhead Analysi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overhead/</text:p>
              </text:list-item>
              <text:list-item>
                <text:p>Inflates tasks with overhea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</text:p>
          </draw:text-box>
        </draw:frame>
        <draw:frame presentation:style-name="pr7" draw:text-style-name="P3" draw:layer="layout" svg:width="25.199cm" svg:height="16.256cm" svg:x="1.4cm" svg:y="3.302cm" presentation:class="outline" presentation:user-transformed="true">
          <draw:text-box>
            <text:p><text:span text:style-name="T3">#Necessary includes and stuff</text:span><text:span text:style-name="T3"><text:line-break/></text:span><text:span text:style-name="T3"><text:line-break/></text:span><text:span text:style-name="T3">from schedcat.overheads.model import Overheads, CacheDelay</text:span><text:span text:style-name="T3"><text:line-break/></text:span><text:span text:style-name="T3">from schedcat.overheads.jlfp import charge_scheduling_overheads, \</text:span><text:span text:style-name="T3"><text:line-break/></text:span><text:span text:style-name="T3"> <text:s text:c="35"/>quantize_params</text:span><text:span text:style-name="T3"><text:line-break/></text:span><text:span text:style-name="T3">from schedcat.sched.edf.gel_pl import bound_gfl_response_times, \</text:span><text:span text:style-name="T3"><text:line-break/></text:span><text:span text:style-name="T3"> <text:s text:c="37"/>has_bounded_tardiness</text:span><text:span text:style-name="T3"><text:line-break/></text:span><text:span text:style-name="T3"><text:line-break/></text:span><text:span text:style-name="T3">def copy_lock_overheads(oh, lock_oh):</text:span><text:span text:style-name="T3"><text:line-break/></text:span><text:span text:style-name="T3"> <text:s text:c="3"/>oh.lock = lock_oh.lock</text:span><text:span text:style-name="T3"><text:line-break/></text:span><text:span text:style-name="T3"> <text:s text:c="3"/>oh.unlock = lock_oh.unlock</text:span><text:span text:style-name="T3"><text:line-break/></text:span><text:span text:style-name="T3"> <text:s text:c="3"/>oh.read_lock = lock_oh.read_lock</text:span><text:span text:style-name="T3"><text:line-break/></text:span><text:span text:style-name="T3"> <text:s text:c="3"/>oh.read_unlock = lock_oh.read_unlock</text:span><text:span text:style-name="T3"><text:line-break/></text:span><text:span text:style-name="T3"> <text:s text:c="3"/>oh.syscall_in = lock_oh.syscall_in</text:span><text:span text:style-name="T3"><text:line-break/></text:span><text:span text:style-name="T3"> <text:s text:c="3"/>oh.syscall_out = lock_oh.syscall_out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7.068cm" svg:x="1.4cm" svg:y="3.506cm" presentation:class="outline" presentation:user-transformed="true">
          <draw:text-box>
            <text:p><text:span text:style-name="T4">def get_oh_object(basic_oh, lock_oh, cache_oh, cache_level):</text:span><text:span text:style-name="T4"><text:line-break/></text:span><text:span text:style-name="T4"> <text:s text:c="3"/>oh = Overheads.from_file(basic_oh)</text:span><text:span text:style-name="T4"><text:line-break/></text:span><text:span text:style-name="T4"> <text:s text:c="3"/>oh.initial_cache_loss = \</text:span><text:span text:style-name="T4"><text:line-break/></text:span><text:span text:style-name="T4"> <text:s text:c="11"/>CacheDelay.from_file(cache_oh).__dict__[cache_level]</text:span><text:span text:style-name="T4"><text:line-break/></text:span><text:span text:style-name="T4"> <text:s text:c="3"/>oh.cache_affinity_loss = \</text:span><text:span text:style-name="T4"><text:line-break/></text:span><text:span text:style-name="T4"> <text:s text:c="11"/>CacheDelay.from_file(cache_oh).__dict__[cache_level]</text:span><text:span text:style-name="T4"><text:line-break/></text:span><text:span text:style-name="T4"> <text:s text:c="3"/>if lock_oh is not None:</text:span><text:span text:style-name="T4"><text:line-break/></text:span><text:span text:style-name="T4"> <text:s text:c="7"/>lock_oh = Overheads.from_file(lock_oh)</text:span><text:span text:style-name="T4"><text:line-break/></text:span><text:span text:style-name="T4"> <text:s text:c="7"/>copy_lock_overheads(oh, lock_oh)</text:span><text:span text:style-name="T4"><text:line-break/></text:span><text:span text:style-name="T4"> <text:s text:c="3"/>return oh</text:span><text:span text:style-name="T4"><text:line-break/></text:span><text:span text:style-name="T4"><text:line-break/></text:span><text:span text:style-name="T4">def bound_cfl_with_oh(oheads, dedicated_irq, clusts):</text:span><text:span text:style-name="T4"><text:line-break/></text:span><text:span text:style-name="T4"> <text:s text:c="3"/>for clust in clusts:</text:span><text:span text:style-name="T4"><text:line-break/></text:span><text:span text:style-name="T4"> <text:s text:c="7"/>success = charge_scheduling_overheads(oheads, clust.cpus,</text:span><text:span text:style-name="T4"><text:line-break/></text:span><text:span text:style-name="T4"> <text:s text:c="45"/>dedicated_irq,</text:span><text:span text:style-name="T4"><text:line-break/></text:span><text:span text:style-name="T4"> <text:s text:c="45"/>clust)</text:span><text:span text:style-name="T4"><text:line-break/></text:span><text:span text:style-name="T4"> <text:s text:c="7"/>quantize_params(clust)</text:span><text:span text:style-name="T4"><text:line-break/></text:span><text:span text:style-name="T4"> <text:s text:c="7"/>if (success and has_bounded_tardiness(clust.cpus, clust)):</text:span><text:span text:style-name="T4"><text:line-break/></text:span><text:span text:style-name="T4"> <text:s text:c="11"/>bound_gfl_response_times(clust.cpus, clust, 15)</text:span><text:span text:style-name="T4"><text:line-break/></text:span><text:span text:style-name="T4"> <text:s text:c="7"/>else:</text:span><text:span text:style-name="T4"><text:line-break/></text:span><text:span text:style-name="T4"> <text:s text:c="11"/>return False</text:span><text:span text:style-name="T4"><text:line-break/></text:span><text:span text:style-name="T4"> <text:s text:c="3"/>return True 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king Bound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locking/</text:p>
              </text:list-item>
              <text:list-item>
                <text:p>Can compute or apply blocking terms for several different locking protocols and schedul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</text:p>
          </draw:text-box>
        </draw:frame>
        <draw:frame presentation:style-name="pr7" draw:text-style-name="P3" draw:layer="layout" svg:width="25.199cm" svg:height="16.256cm" svg:x="1.4cm" svg:y="3.302cm" presentation:class="outline" presentation:user-transformed="true">
          <draw:text-box>
            <text:p><text:span text:style-name="T3">#Necessary includes and stuff</text:span><text:span text:style-name="T3"><text:line-break/></text:span><text:span text:style-name="T3"><text:line-break/></text:span><text:span text:style-name="T3">from schedcat.locking.bounds import apply_task_fair_mutex_bounds</text:span><text:span text:style-name="T3"><text:line-break/></text:span><text:span text:style-name="T3"><text:line-break/></text:span><text:span text:style-name="T3">from schedcat.overheads.jlfp import charge_scheduling_overheads \</text:span><text:span text:style-name="T3"><text:line-break/></text:span><text:span text:style-name="T3"> <text:s text:c="35"/>quantize_params</text:span><text:span text:style-name="T3"><text:line-break/></text:span><text:span text:style-name="T3"><text:line-break/></text:span><text:span text:style-name="T3">from schedcat.sched.edf.gel_pl import \</text:span><text:span text:style-name="T3"><text:line-break/></text:span><text:span text:style-name="T3"> <text:s text:c="3"/>bound_gfl_response_times, has_bounded_tardiness</text:span><text:span text:style-name="T3"><text:line-break/></text:span><text:span text:style-name="T3"><text:line-break/></text:span><text:span text:style-name="T3">from schedcat.overheads.locking import charge_spinlock_overheads</text:span><text:span text:style-name="T3"><text:line-break/></text:span><text:span text:style-name="T3"><text:line-break/></text:span><text:span text:style-name="T3">def copy_ts(ts, clusts):</text:span><text:span text:style-name="T3"><text:line-break/></text:span><text:span text:style-name="T3"> <text:s text:c="3"/>new_ts = []</text:span><text:span text:style-name="T3"><text:line-break/></text:span><text:span text:style-name="T3"> <text:s text:c="3"/>new_clusts = []</text:span><text:span text:style-name="T3"><text:line-break/></text:span><text:span text:style-name="T3"> <text:s text:c="3"/>for clust in clusts:</text:span><text:span text:style-name="T3"><text:line-break/></text:span><text:span text:style-name="T3"> <text:s text:c="7"/>new_clust = clust.copy()</text:span><text:span text:style-name="T3"><text:line-break/></text:span><text:span text:style-name="T3"> <text:s text:c="7"/>new_clust.cpus = clust.cpus</text:span><text:span text:style-name="T3"><text:line-break/></text:span><text:span text:style-name="T3"> <text:s text:c="7"/>new_clusts.append(new_clust)</text:span><text:span text:style-name="T3"><text:line-break/></text:span><text:span text:style-name="T3"> <text:s text:c="7"/>new_ts += new_clust</text:span><text:span text:style-name="T3"><text:line-break/></text:span><text:span text:style-name="T3"> <text:s text:c="3"/>return (new_ts, new_clusts)</text:span><text:span text:style-name="T3"><text:line-break/></text:span><text:span text:style-name="T3">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7.068cm" svg:x="1.4cm" svg:y="3.506cm" presentation:class="outline" presentation:user-transformed="true">
          <draw:text-box>
            <text:p><text:span text:style-name="T4">#compare to locking/bounds/assign_edf_locking_prios</text:span><text:span text:style-name="T4"><text:line-break/></text:span><text:span text:style-name="T4">def assign_pp_locking_prios(all_tasks):</text:span><text:span text:style-name="T4"><text:line-break/></text:span><text:span text:style-name="T4"> <text:s text:c="3"/>all_pps = set([t.pp for t in all_tasks])</text:span><text:span text:style-name="T4"><text:line-break/></text:span><text:span text:style-name="T4"> <text:s text:c="3"/>prio = {}</text:span><text:span text:style-name="T4"><text:line-break/></text:span><text:span text:style-name="T4"> <text:s text:c="3"/>for i, pp in enumerate(sorted(all_pps)):</text:span><text:span text:style-name="T4"><text:line-break/></text:span><text:span text:style-name="T4"> <text:s text:c="7"/>prio[int(pp)] = i</text:span><text:span text:style-name="T4"><text:line-break/></text:span><text:span text:style-name="T4"><text:line-break/></text:span><text:span text:style-name="T4"> <text:s text:c="3"/>for t in all_tasks:</text:span><text:span text:style-name="T4"><text:line-break/></text:span><text:span text:style-name="T4"> <text:s text:c="7"/>t.locking_prio = prio[int(t.pp)]</text:span><text:span text:style-name="T4"><text:line-break/></text:span><text:span text:style-name="T4"><text:line-break/></text:span><text:span text:style-name="T4">def preprocess_ts(taskset, clusts, oheads):</text:span><text:span text:style-name="T4"><text:line-break/></text:span><text:span text:style-name="T4"> <text:s text:c="3"/>for clust in clusts:</text:span><text:span text:style-name="T4"><text:line-break/></text:span><text:span text:style-name="T4"> <text:s text:c="7"/>charge_spinlock_overheads(oheads, clust)</text:span><text:span text:style-name="T4"><text:line-break/></text:span><text:span text:style-name="T4"> <text:s text:c="7"/>for task in clust:</text:span><text:span text:style-name="T4"><text:line-break/></text:span><text:span text:style-name="T4"> <text:s text:c="11"/>#Initially assume completion by deadline and use G-FL</text:span><text:span text:style-name="T4"><text:line-break/></text:span><text:span text:style-name="T4"> <text:s text:c="11"/>task.response_time = task.deadline</text:span><text:span text:style-name="T4"><text:line-break/></text:span><text:span text:style-name="T4"> <text:s text:c="11"/>task.pp = task.deadline – \</text:span><text:span text:style-name="T4"><text:line-break/></text:span><text:span text:style-name="T4"> <text:s text:c="21"/>(clust.cpus – 1) / (clust.cpus) * task.cost</text:span><text:span text:style-name="T4"><text:line-break/></text:span><text:span text:style-name="T4"> <text:s text:c="3"/>assign_pp_locking_prios(taskse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7.068cm" svg:x="1.4cm" svg:y="3.506cm" presentation:class="outline" presentation:user-transformed="true">
          <draw:text-box>
            <text:p><text:span text:style-name="T4">def post_blocking_term_oh_inflation(oheads, clusts):</text:span><text:span text:style-name="T4"><text:line-break/></text:span><text:span text:style-name="T4"> <text:s text:c="3"/>for clust in clusts:</text:span><text:span text:style-name="T4"><text:line-break/></text:span><text:span text:style-name="T4"> <text:s text:c="7"/>inflation = oheads.syscall_in(len(clust))</text:span><text:span text:style-name="T4"><text:line-break/></text:span><text:span text:style-name="T4"> <text:s text:c="7"/>for t in clust:</text:span><text:span text:style-name="T4"><text:line-break/></text:span><text:span text:style-name="T4"> <text:s text:c="11"/>if t.arrival_blocked:</text:span><text:span text:style-name="T4"><text:line-break/></text:span><text:span text:style-name="T4"> <text:s text:c="15"/>t.cost += inflation</text:span><text:span text:style-name="T4"><text:line-break/></text:span><text:span text:style-name="T4"> <text:s text:c="15"/>t.arrival_blocked += inflation</text:span><text:span text:style-name="T4"><text:line-break/></text:span><text:span text:style-name="T4"> <text:s text:c="7"/>if not charge_scheduling_overheads(oheads, clust.cpus,</text:span><text:span text:style-name="T4"><text:line-break/></text:span><text:span text:style-name="T4"> <text:s text:c="42"/>True, clust):</text:span><text:span text:style-name="T4"><text:line-break/></text:span><text:span text:style-name="T4"> <text:s text:c="11"/>return False</text:span><text:span text:style-name="T4"><text:line-break/></text:span><text:span text:style-name="T4"> <text:s text:c="7"/>quantize_params(clust)</text:span><text:span text:style-name="T4"><text:line-break/></text:span><text:span text:style-name="T4"> <text:s text:c="3"/>return Tr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7.068cm" svg:x="1.4cm" svg:y="3.506cm" presentation:class="outline" presentation:user-transformed="true">
          <draw:text-box>
            <text:p><text:span text:style-name="T4"><text:line-break/></text:span><text:span text:style-name="T4">def bound_cfl_with_locks(tasks, clusts, oheads, cluster_size):</text:span><text:span text:style-name="T4"><text:line-break/></text:span><text:span text:style-name="T4"> <text:s text:c="3"/>preprocess_ts(tasks, clusts, oheads)</text:span><text:span text:style-name="T4"><text:line-break/></text:span><text:span text:style-name="T4"> <text:s text:c="3"/>completion_ok = False</text:span><text:span text:style-name="T4"><text:line-break/></text:span><text:span text:style-name="T4"> <text:s text:c="3"/>count = 0</text:span><text:span text:style-name="T4"><text:line-break/></text:span><text:span text:style-name="T4"> <text:s text:c="3"/>while not completion_ok:</text:span><text:span text:style-name="T4"><text:line-break/></text:span><text:span text:style-name="T4"> <text:s text:c="7"/>completion_ok = True</text:span><text:span text:style-name="T4"><text:line-break/></text:span><text:span text:style-name="T4"> <text:s text:c="7"/>new_ts, new_clusts = copy_ts(tasks, clusts)</text:span><text:span text:style-name="T4"><text:line-break/></text:span><text:span text:style-name="T4"> <text:s text:c="7"/>count += 1</text:span><text:span text:style-name="T4"><text:line-break/></text:span><text:span text:style-name="T4"> <text:s text:c="7"/>if count &gt; 100:</text:span><text:span text:style-name="T4"><text:line-break/></text:span><text:span text:style-name="T4"> <text:s text:c="11"/>return False</text:span><text:span text:style-name="T4"><text:line-break/></text:span><text:span text:style-name="T4"> <text:s text:c="7"/>apply_task_fair_mutex_bounds(new_ts, cluster_size, 0)</text:span><text:span text:style-name="T4"><text:line-break/></text:span><text:span text:style-name="T4"> <text:s text:c="7"/>if not post_blocking_term_oh_inflation(oheads,</text:span><text:span text:style-name="T4"><text:line-break/></text:span><text:span text:style-name="T4"> <text:s text:c="46"/>new_clusts):</text:span><text:span text:style-name="T4"><text:line-break/></text:span><text:span text:style-name="T4"> <text:s text:c="11"/>return False</text:span><text:span text:style-name="T4"><text:line-break/></text:span><text:span text:style-name="T4"> <text:s text:c="7"/>for i, clust in enumerate(new_clusts):</text:span><text:span text:style-name="T4"><text:line-break/></text:span><text:span text:style-name="T4"> <text:s text:c="11"/>if not has_bounded_tardiness(clust.cpus, clust):</text:span><text:span text:style-name="T4"><text:line-break/></text:span><text:span text:style-name="T4"> <text:s text:c="15"/>return False</text:span><text:span text:style-name="T4"><text:line-break/></text:span><text:span text:style-name="T4"> <text:s text:c="11"/>bound_gfl_response_times(clust.cpus, clust, 15)</text:span><text:span text:style-name="T4"><text:line-break/></text:span><text:span text:style-name="T4"> <text:s text:c="11"/>for j, t in enumerate(clust):</text:span><text:span text:style-name="T4"><text:line-break/></text:span><text:span text:style-name="T4"> <text:s text:c="15"/>if t.response_time &gt; clust[j].response_time:</text:span><text:span text:style-name="T4"><text:line-break/></text:span><text:span text:style-name="T4"> <text:s text:c="19"/>completion_ok = False</text:span><text:span text:style-name="T4"><text:line-break/></text:span><text:span text:style-name="T4"> <text:s text:c="3"/>return new_clu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tting it All Together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reates example task system and computes tardiness bounds, with and without MX-Q locking.</text:p>
              </text:list-item>
              <text:list-item>
                <text:p>Assumes presence of overhead files:</text:p>
                <text:list>
                  <text:list-item>
                    <text:p>oh_host=ludwig_scheduler=C-FL-L2-RM_stat=avg.csv</text:p>
                  </text:list-item>
                  <text:list-item>
                    <text:p>oh_host=ludwig_scheduler=C-FL-L2-RM_locks=MX-Q_stat=avg.csv</text:p>
                  </text:list-item>
                  <text:list-item>
                    <text:p>pmo_host=ludwig_background=load_stat=avg.csv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</text:p>
          </draw:text-box>
        </draw:frame>
        <draw:frame presentation:style-name="pr7" draw:text-style-name="P3" draw:layer="layout" svg:width="25.199cm" svg:height="16.256cm" svg:x="1.4cm" svg:y="3.302cm" presentation:class="outline" presentation:user-transformed="true">
          <draw:text-box>
            <text:p><text:span text:style-name="T3">#Necessary includes and stuff</text:span><text:span text:style-name="T3"><text:line-break/></text:span><text:span text:style-name="T3"><text:line-break/></text:span><text:span text:style-name="T3">from schedcat.example.generator import generate_taskset_files, \</text:span><text:span text:style-name="T3"><text:line-break/></text:span><text:span text:style-name="T3"> <text:s text:c="38"/>generate_lock_taskset_files</text:span><text:span text:style-name="T3"><text:line-break/></text:span><text:span text:style-name="T3">from schedcat.example.mapping import partition_tasks</text:span><text:span text:style-name="T3"><text:line-break/></text:span><text:span text:style-name="T3">from schedcat.example.overhead import get_oh_object, \</text:span><text:span text:style-name="T3"><text:line-break/></text:span><text:span text:style-name="T3"> <text:s text:c="37"/>bound_cfl_with_oh</text:span><text:span text:style-name="T3"><text:line-break/></text:span><text:span text:style-name="T3">from schedcat.example.locking import bound_cfl_with_locks</text:span><text:span text:style-name="T3"><text:line-break/></text:span><text:span text:style-name="T3"><text:line-break/></text:span><text:span text:style-name="T3">from schedcat.model.serialize import load</text:span><text:span text:style-name="T3"><text:line-break/></text:span><text:span text:style-name="T3"><text:line-break/></text:span><text:span text:style-name="T3">def example_overheads():</text:span><text:span text:style-name="T3"><text:line-break/></text:span><text:span text:style-name="T3"> <text:s text:c="3"/>return get_oh_object(</text:span><text:span text:style-name="T3"><text:line-break/></text:span><text:span text:style-name="T3"> <text:s text:c="7"/>"oh_host=ludwig_scheduler=C-FL-L2-RM_stat=avg.csv",</text:span><text:span text:style-name="T3"><text:line-break/></text:span><text:span text:style-name="T3"> <text:s text:c="7"/>"oh_host=ludwig_scheduler=C-FL-L2-RM_locks=MX-Q_stat=avg.csv",</text:span><text:span text:style-name="T3"><text:line-break/></text:span><text:span text:style-name="T3"> <text:s text:c="7"/>"pmo_host=ludwig_background=load_stat=avg.csv",</text:span><text:span text:style-name="T3"><text:line-break/></text:span><text:span text:style-name="T3"> <text:s text:c="7"/>"L2"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7.068cm" svg:x="1.4cm" svg:y="3.506cm" presentation:class="outline" presentation:user-transformed="true">
          <draw:text-box>
            <text:p><text:span text:style-name="T4">def nolock_example():</text:span><text:span text:style-name="T4"><text:line-break/></text:span><text:span text:style-name="T4"> <text:s text:c="3"/>oheads = example_overheads()</text:span><text:span text:style-name="T4"><text:line-break/></text:span><text:span text:style-name="T4"> <text:s text:c="3"/>task_files = generate_taskset_files("uni-medium",</text:span><text:span text:style-name="T4"><text:line-break/></text:span><text:span text:style-name="T4"> <text:s text:c="39"/>"uni-moderate",</text:span><text:span text:style-name="T4"><text:line-break/></text:span><text:span text:style-name="T4"> <text:s text:c="39"/>9, 2)</text:span><text:span text:style-name="T4"><text:line-break/></text:span><text:span text:style-name="T4"> <text:s text:c="3"/>for file in task_files:</text:span><text:span text:style-name="T4"><text:line-break/></text:span><text:span text:style-name="T4"> <text:s text:c="7"/>ts = load(file)</text:span><text:span text:style-name="T4"><text:line-break/></text:span><text:span text:style-name="T4"> <text:s text:c="7"/>for task in ts:</text:span><text:span text:style-name="T4"><text:line-break/></text:span><text:span text:style-name="T4"> <text:s text:c="11"/>task.wss = 256</text:span><text:span text:style-name="T4"><text:line-break/></text:span><text:span text:style-name="T4"> <text:s text:c="7"/>clusts = partition_tasks(2, 12, True, ts)</text:span><text:span text:style-name="T4"><text:line-break/></text:span><text:span text:style-name="T4"> <text:s text:c="7"/>print "Processing {}".format(file)</text:span><text:span text:style-name="T4"><text:line-break/></text:span><text:span text:style-name="T4"> <text:s text:c="7"/>if clusts and bound_cfl_with_oh(oheads, True, clusts):</text:span><text:span text:style-name="T4"><text:line-break/></text:span><text:span text:style-name="T4"> <text:s text:c="11"/>for clust in clusts:</text:span><text:span text:style-name="T4"><text:line-break/></text:span><text:span text:style-name="T4"> <text:s text:c="15"/>for task in clust:</text:span><text:span text:style-name="T4"><text:line-break/></text:span><text:span text:style-name="T4"> <text:s text:c="19"/>print task.response_time – task.dead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Example, contd.</text:p>
          </draw:text-box>
        </draw:frame>
        <draw:frame presentation:style-name="pr5" draw:text-style-name="P4" draw:layer="layout" svg:width="25.199cm" svg:height="17.068cm" svg:x="1.4cm" svg:y="3.506cm" presentation:class="outline" presentation:user-transformed="true">
          <draw:text-box>
            <text:p><text:span text:style-name="T4">def lock_example():</text:span><text:span text:style-name="T4"><text:line-break/></text:span><text:span text:style-name="T4"> <text:s text:c="3"/>oheads = example_overheads()</text:span><text:span text:style-name="T4"><text:line-break/></text:span><text:span text:style-name="T4"> <text:s text:c="3"/>task_files = generate_lock_taskset_files("uni-medium",</text:span><text:span text:style-name="T4"><text:line-break/></text:span><text:span text:style-name="T4"> <text:s text:c="44"/>"uni-moderate",</text:span><text:span text:style-name="T4"><text:line-break/></text:span><text:span text:style-name="T4"> <text:s text:c="44"/>6, "medium",</text:span><text:span text:style-name="T4"><text:line-break/></text:span><text:span text:style-name="T4"> <text:s text:c="44"/>6, 0.1, 2)</text:span><text:span text:style-name="T4"><text:line-break/></text:span><text:span text:style-name="T4"> <text:s text:c="3"/>for file in task_files:</text:span><text:span text:style-name="T4"><text:line-break/></text:span><text:span text:style-name="T4"> <text:s text:c="7"/>ts = load(file)</text:span><text:span text:style-name="T4"><text:line-break/></text:span><text:span text:style-name="T4"> <text:s text:c="7"/>for task in ts:</text:span><text:span text:style-name="T4"><text:line-break/></text:span><text:span text:style-name="T4"> <text:s text:c="11"/>task.wss = 256</text:span><text:span text:style-name="T4"><text:line-break/></text:span><text:span text:style-name="T4"> <text:s text:c="7"/>clusts = partition_tasks(2, 12, True, ts)</text:span><text:span text:style-name="T4"><text:line-break/></text:span><text:span text:style-name="T4"> <text:s text:c="7"/>print "Processing {}".format(file)</text:span><text:span text:style-name="T4"><text:line-break/></text:span><text:span text:style-name="T4"> <text:s text:c="7"/>if clusts:</text:span><text:span text:style-name="T4"><text:line-break/></text:span><text:span text:style-name="T4"> <text:s text:c="11"/>clusts2 = bound_cfl_with_locks(ts, clusts, oheads, 2)</text:span><text:span text:style-name="T4"><text:line-break/></text:span><text:span text:style-name="T4"> <text:s text:c="11"/>if clust2:</text:span><text:span text:style-name="T4"><text:line-break/></text:span><text:span text:style-name="T4"> <text:s text:c="15"/>for clust in clusts2:</text:span><text:span text:style-name="T4"><text:line-break/></text:span><text:span text:style-name="T4"> <text:s text:c="19"/>for task in clust:</text:span><text:span text:style-name="T4"><text:line-break/></text:span><text:span text:style-name="T4"> <text:s text:c="23"/>print task.response_time – task.deadline</text:span><text:span text:style-name="T4"><text:line-break/></text:span><text:span text:style-name="T4"><text:line-break/></text:span><text:span text:style-name="T4">#Actually run examples when this script is executed</text:span><text:span text:style-name="T4"><text:line-break/></text:span><text:span text:style-name="T4">print "Running non-lock example"</text:span><text:span text:style-name="T4"><text:line-break/></text:span><text:span text:style-name="T4">nolock_example()</text:span><text:span text:style-name="T4"><text:line-break/></text:span><text:span text:style-name="T4">print "Running lock example"</text:span><text:span text:style-name="T4"><text:line-break/></text:span><text:span text:style-name="T4">lock_example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2T13:36:22.681510462</meta:creation-date>
    <meta:editing-duration>PT7H54M14S</meta:editing-duration>
    <meta:editing-cycles>41</meta:editing-cycles>
    <dc:date>2013-11-25T13:35:56.89</dc:date>
    <meta:generator>OpenOffice.org/3.4$Win32 OpenOffice.org_project/340m1$Build-9590</meta:generator>
    <meta:document-statistic meta:object-count="125"/>
  </office:meta>
</office:document-meta>
</file>